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2.5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stroke="none" svg:stroke-color="#000000" draw:fill="none" draw:fill-color="#ffffff" fo:min-height="0.798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measurelines" svg:width="7.112cm" svg:height="3.099cm" svg:x="1.762cm" svg:y="1.508cm">
          <draw:text-box>
            <text:p>Patient Name:</text:p>
            <text:p><text:s text:c="18"/>ID:</text:p>
            <text:p><text:s text:c="2"/>Date of Birth:</text:p>
            <text:p><text:s text:c="4"/>Exam Date:</text:p>
          </draw:text-box>
        </draw:frame>
        <draw:frame draw:style-name="gr2" draw:layer="measurelines" svg:width="9.652cm" svg:height="3.099cm" svg:x="9.763cm" svg:y="1.381cm">
          <draw:text-box>
            <text:p><text:s text:c="11"/>Clinic:</text:p>
            <text:p><text:s text:c="6"/>Surgeon:</text:p>
            <text:p><text:s text:c="5"/>Operator:</text:p>
            <text:p/>
          </draw:text-box>
        </draw:frame>
        <draw:rect draw:style-name="gr3" draw:text-style-name="P1" draw:layer="measurelines" svg:width="18.669cm" svg:height="3.429cm" svg:x="1.508cm" svg:y="1.381cm">
          <text:p/>
        </draw:rect>
        <draw:rect draw:style-name="gr3" draw:text-style-name="P1" draw:layer="measurelines" svg:width="18.669cm" svg:height="9.779cm" svg:x="1.508cm" svg:y="5.318cm">
          <text:p/>
        </draw:rect>
        <draw:line draw:style-name="gr4" draw:text-style-name="P1" draw:layer="measurelines" svg:x1="1.508cm" svg:y1="9.763cm" svg:x2="20.304cm" svg:y2="9.763cm">
          <text:p/>
        </draw:line>
        <draw:line draw:style-name="gr4" draw:text-style-name="P1" draw:layer="measurelines" svg:x1="10.525cm" svg:y1="5.318cm" svg:x2="10.525cm" svg:y2="15.097cm">
          <text:p/>
        </draw:line>
        <draw:rect draw:style-name="gr3" draw:text-style-name="P1" draw:layer="measurelines" svg:width="18.669cm" svg:height="3.556cm" svg:x="1.508cm" svg:y="15.605cm">
          <text:p/>
        </draw:rect>
        <draw:frame draw:style-name="gr5" draw:layer="measurelines" svg:width="6.35cm" svg:height="0.963cm" svg:x="6.461cm" svg:y="15.732cm">
          <draw:text-box>
            <text:p>Preoperative Data:</text:p>
          </draw:text-box>
        </draw:frame>
        <draw:rect draw:style-name="gr3" draw:text-style-name="P1" draw:layer="measurelines" svg:width="6.604cm" svg:height="0.889cm" svg:x="6.207cm" svg:y="15.605cm">
          <text:p/>
        </draw:rect>
        <draw:frame draw:style-name="gr1" draw:layer="measurelines" svg:width="4.953cm" svg:height="2.286cm" svg:x="2.016cm" svg:y="16.494cm">
          <draw:text-box>
            <text:p/>
          </draw:text-box>
        </draw:frame>
        <draw:frame draw:style-name="gr6" draw:layer="measurelines" svg:width="5.08cm" svg:height="3.099cm" svg:x="1.889cm" svg:y="16.113cm">
          <draw:text-box>
            <text:p><text:s text:c="3"/>AL:</text:p>
            <text:p>ACD:</text:p>
            <text:p><text:s text:c="3"/>K1:</text:p>
            <text:p><text:s text:c="3"/>K2:</text:p>
          </draw:text-box>
        </draw:frame>
        <draw:rect draw:style-name="gr3" draw:text-style-name="P1" draw:layer="measurelines" svg:width="3.175cm" svg:height="1.651cm" svg:x="17.002cm" svg:y="15.605cm">
          <text:p/>
        </draw:rect>
        <draw:frame draw:style-name="gr7" draw:text-style-name="P2" draw:layer="measurelines" svg:width="0.502cm" svg:height="1.204cm" svg:x="17.764cm" svg:y="15.986cm">
          <draw:text-box>
            <text:p/>
          </draw:text-box>
        </draw:frame>
        <draw:frame draw:style-name="gr7" draw:text-style-name="P3" draw:layer="measurelines" svg:width="0.502cm" svg:height="1.204cm" svg:x="17.764cm" svg:y="15.986cm">
          <draw:text-box>
            <text:p/>
          </draw:text-box>
        </draw:frame>
        <draw:frame draw:style-name="gr7" draw:text-style-name="P3" draw:layer="measurelines" svg:width="1.844cm" svg:height="1.868cm" svg:x="17.637cm" svg:y="15.478cm">
          <draw:text-box>
            <text:p><text:span text:style-name="T1">OS</text:span></text:p>
            <text:p><text:span text:style-name="T2">Left </text:span></text:p>
          </draw:text-box>
        </draw:frame>
        <draw:frame draw:style-name="gr8" draw:layer="measurelines" svg:width="4.699cm" svg:height="1.651cm" svg:x="11.287cm" svg:y="16.875cm">
          <draw:text-box>
            <text:p>Target Ref.: </text:p>
          </draw:text-box>
        </draw:frame>
        <draw:rect draw:style-name="gr3" draw:text-style-name="P1" draw:layer="measurelines" svg:width="18.669cm" svg:height="1.397cm" svg:x="1.508cm" svg:y="19.542cm">
          <text:p/>
        </draw:rect>
        <draw:rect draw:style-name="gr3" draw:text-style-name="P1" draw:layer="measurelines" svg:width="18.669cm" svg:height="5.08cm" svg:x="1.508cm" svg:y="20.939cm">
          <text:p/>
        </draw:rect>
        <draw:line draw:style-name="gr4" draw:text-style-name="P1" draw:layer="measurelines" svg:x1="7.35cm" svg:y1="19.542cm" svg:x2="7.35cm" svg:y2="26.019cm">
          <text:p/>
        </draw:line>
        <draw:line draw:style-name="gr4" draw:text-style-name="P1" draw:layer="measurelines" svg:x1="13.7cm" svg:y1="19.542cm" svg:x2="13.7cm" svg:y2="26.019cm">
          <text:p/>
        </draw:line>
        <draw:frame draw:style-name="gr9" draw:layer="measurelines" svg:width="5.08cm" svg:height="1.675cm" svg:x="1.762cm" svg:y="19.415cm">
          <draw:text-box>
            <text:p>Lens:</text:p>
            <text:p>Formula: Const.</text:p>
          </draw:text-box>
        </draw:frame>
        <draw:rect draw:style-name="gr3" draw:text-style-name="P1" draw:layer="measurelines" svg:width="18.796cm" svg:height="0.794cm" svg:x="1.508cm" svg:y="26.146cm">
          <text:p/>
        </draw:rect>
        <draw:frame draw:style-name="gr10" draw:layer="measurelines" svg:width="11.684cm" svg:height="1.675cm" svg:x="2.016cm" svg:y="26.019cm">
          <draw:text-box>
            <text:p>Ocuserv Instruments, Inc <text:s/>A-Scan 3100 <text:s/></text:p>
          </draw:text-box>
        </draw:frame>
        <draw:frame draw:style-name="gr11" draw:layer="measurelines" svg:width="6.858cm" svg:height="1.048cm" svg:x="13.192cm" svg:y="25.892cm">
          <draw:text-box>
            <text:p><text:s/>Version:</text:p>
          </draw:text-box>
        </draw:frame>
        <draw:rect draw:style-name="gr3" draw:text-style-name="P1" draw:layer="measurelines" svg:width="3.302cm" svg:height="2.921cm" svg:x="16.875cm" svg:y="1.381cm">
          <text:p/>
        </draw:rect>
        <draw:frame draw:style-name="gr1" draw:text-style-name="P2" draw:layer="measurelines" svg:width="2.54cm" svg:height="2.286cm" svg:x="17.129cm" svg:y="1.508cm">
          <draw:text-box>
            <text:p text:style-name="P2"><text:span text:style-name="T3">logo</text:span></text:p>
          </draw:text-box>
        </draw:frame>
        <draw:line draw:style-name="gr4" draw:text-style-name="P1" draw:layer="measurelines" svg:x1="1.508cm" svg:y1="10.779cm" svg:x2="20.177cm" svg:y2="10.779cm">
          <text:p/>
        </draw:line>
        <draw:frame draw:style-name="gr12" draw:layer="measurelines" svg:width="7.493cm" svg:height="0.963cm" svg:x="1.635cm" svg:y="9.763cm">
          <draw:text-box>
            <text:p>Scan # <text:s/>AL: <text:s text:c="6"/>ACD: <text:s text:c="3"/></text:p>
          </draw:text-box>
        </draw:frame>
        <draw:frame draw:style-name="gr5" draw:layer="measurelines" svg:width="2.54cm" svg:height="0.963cm" svg:x="8.112cm" svg:y="9.763cm">
          <draw:text-box>
            <text:p><text:s text:c="3"/>VIT: <text:s/></text:p>
          </draw:text-box>
        </draw:frame>
        <draw:frame draw:style-name="gr12" draw:layer="measurelines" svg:width="4.826cm" svg:height="0.963cm" svg:x="10.652cm" svg:y="9.89cm">
          <draw:text-box>
            <text:p>LT:</text:p>
          </draw:text-box>
        </draw:frame>
        <draw:line draw:style-name="gr4" draw:text-style-name="P1" draw:layer="measurelines" svg:x1="1.508cm" svg:y1="6.207cm" svg:x2="20.177cm" svg:y2="6.207cm">
          <text:p/>
        </draw:line>
        <draw:frame draw:style-name="gr5" draw:layer="measurelines" svg:width="8.382cm" svg:height="0.963cm" svg:x="2.143cm" svg:y="5.191cm">
          <draw:text-box>
            <text:p>Auto/Cataract/Contact/V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moishe fuchs</meta:initial-creator>
    <meta:creation-date>2015-04-17T12:38:51.17</meta:creation-date>
    <dc:date>2015-04-17T13:21:33.69</dc:date>
    <dc:creator>moishe fuchs</dc:creator>
    <meta:editing-duration>PT10M20S</meta:editing-duration>
    <meta:editing-cycles>1</meta:editing-cycles>
    <meta:document-statistic meta:object-count="32"/>
    <meta:generator>OpenOffice/4.1.1$Win32 OpenOffice.org_project/411m6$Build-9775</meta:generator>
  </office:meta>
</office:document-meta>
</file>